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5" style:family="paragraph" style:parent-style-name="Standard" style:list-style-name="L1">
      <style:text-properties fo:color="#996600" fo:font-weight="normal" officeooo:rsid="0021900c" officeooo:paragraph-rsid="0021900c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1900c" officeooo:paragraph-rsid="0021900c" style:font-weight-asian="normal" style:font-weight-complex="normal"/>
    </style:style>
    <style:style style:name="P7" style:family="paragraph" style:parent-style-name="Standard">
      <style:text-properties fo:color="#000000" fo:font-weight="bold" officeooo:rsid="0021900c" officeooo:paragraph-rsid="0021900c" style:font-weight-asian="bold" style:font-weight-complex="bold"/>
    </style:style>
    <style:style style:name="P8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officeooo:rsid="0021900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ff3333" style:text-underline-style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1</text:span>L<text:span text:style-name="T3">4</text:span> Notes</text:p>
      <text:p text:style-name="P2"/>
      <text:p text:style-name="P3">Objectives:</text:p>
      <text:list xml:id="list7764230262173685163" text:style-name="L1">
        <text:list-item>
          <text:p text:style-name="P5">Identify the conditions necessary for sublimation</text:p>
        </text:list-item>
        <text:list-item>
          <text:p text:style-name="P5">Describe how equilibrium conditions are represented in a phase diagram.</text:p>
        </text:list-item>
      </text:list>
      <text:p text:style-name="P3"/>
      <text:p text:style-name="P3">Key Concepts:</text:p>
      <text:list xml:id="list4520749053584866644" text:style-name="L2">
        <text:list-item>
          <text:p text:style-name="P6">When can sublimation occur?</text:p>
        </text:list-item>
        <text:list-item>
          <text:p text:style-name="P6">How are the conditions at which phases are in equilibrium represented on a phase diagram?</text:p>
        </text:list-item>
      </text:list>
      <text:p text:style-name="P3"/>
      <text:p text:style-name="P8">Vocabulary / <text:span text:style-name="T1">Important</text:span>:</text:p>
      <text:p text:style-name="P8"/>
      <text:p text:style-name="P8"/>
      <text:p text:style-name="P8"/>
      <text:p text:style-name="P7">Sublimation</text:p>
      <text:p text:style-name="P7"/>
      <text:p text:style-name="P7"><text:tab/>The change of a substance from a solid to a vapor without passing through the liquid state <text:tab/>is called <text:span text:style-name="T4">sublimation</text:span><text:span text:style-name="T5">. </text:span><text:span text:style-name="T6">Sublimation can occur because solids, like liquids, have a vapor <text:tab/>pressure.</text:span></text:p>
      <text:p text:style-name="P7"><text:span text:style-name="T6"/></text:p>
      <text:p text:style-name="P7"><text:span text:style-name="T6"><text:tab/></text:span><text:span text:style-name="T8">Sublimation occurs in solids with vapor pressures that exceed atmospheric pressure at or <text:tab/>near room temperature.</text:span></text:p>
      <text:p text:style-name="P7"/>
      <text:p text:style-name="P7">..</text:p>
      <text:p text:style-name="P7"/>
      <text:p text:style-name="P7">Phase Diagram</text:p>
      <text:p text:style-name="P7"/>
      <text:p text:style-name="P7"><text:tab/>The relationships among the solid, liquid, and vapor states of a substance in a sealed <text:tab/>container can be represented in a single graph. The graph is called a <text:span text:style-name="T4">phase diagram</text:span><text:span text:style-name="T5">.</text:span></text:p>
      <text:p text:style-name="P7"/>
      <text:p text:style-name="P7"><text:tab/><text:span text:style-name="T7">The conditions of pressure and temperature at which two phases exist in equilibrium are <text:tab/>indicated on a phase diagram by a line separating the phases.</text:span></text:p>
      <text:p text:style-name="P7">..</text:p>
      <text:p text:style-name="P7"/>
      <text:p text:style-name="P7">Triple Point</text:p>
      <text:p text:style-name="P7"/>
      <text:p text:style-name="P7"><text:tab/>The <text:span text:style-name="T4">triple point</text:span><text:span text:style-name="T10"> </text:span><text:span text:style-name="T11">describes the only set of conditions at which all three phases (liquid, solid, <text:tab/>vapor) can exist in equilibrium with one another.</text:span></text:p>
      <text:p text:style-name="P7"/>
      <text:p text:style-name="P7">..</text:p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5T16:15:35.090894353</dc:date>
    <meta:editing-duration>PT20H21M50S</meta:editing-duration>
    <meta:editing-cycles>8</meta:editing-cycles>
    <meta:generator>LibreOffice/4.4.7.2$Linux_X86_64 LibreOffice_project/40$Build-2</meta:generator>
    <meta:document-statistic meta:table-count="0" meta:image-count="0" meta:object-count="0" meta:page-count="1" meta:paragraph-count="19" meta:word-count="181" meta:character-count="1114" meta:non-whitespace-character-count="945"/>
  </office:meta>
</office:document-meta>
</file>